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fo:font-size="22pt" style:text-underline-style="none" officeooo:rsid="000cc793" officeooo:paragraph-rsid="007e36ef" style:font-size-asian="22pt" style:font-size-complex="22pt"/>
    </style:style>
    <style:style style:name="P3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fo:font-size="4pt" officeooo:paragraph-rsid="0049b282" style:font-size-asian="4.19999980926514pt" style:font-size-complex="4.80000019073486pt"/>
    </style:style>
    <style:style style:name="P5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2pt" fo:language="fr" fo:country="FR" fo:font-style="normal" style:text-underline-style="none" fo:font-weight="normal" officeooo:rsid="0028939e" officeooo:paragraph-rsid="006dfe9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fo:color="#3465a4" loext:opacity="100%" style:font-name="Calibri" fo:language="fr" fo:country="FR" fo:font-style="normal" fo:font-weight="bold" officeooo:rsid="004c4d00" officeooo:paragraph-rsid="006dfe9a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ize="4pt" style:font-size-asian="4.19999980926514pt" style:font-size-complex="4.80000019073486pt"/>
    </style:style>
    <style:style style:name="P8" style:family="paragraph" style:parent-style-name="Text_20_body">
      <style:text-properties officeooo:paragraph-rsid="0041e98c"/>
    </style:style>
    <style:style style:name="P9" style:family="paragraph" style:parent-style-name="Text_20_body">
      <style:text-properties officeooo:rsid="0070de8b" officeooo:paragraph-rsid="00750fca"/>
    </style:style>
    <style:style style:name="P10" style:family="paragraph" style:parent-style-name="Text_20_body">
      <style:text-properties fo:font-weight="normal" officeooo:rsid="00730754" officeooo:paragraph-rsid="00750fca" style:font-weight-asian="normal" style:font-weight-complex="normal"/>
    </style:style>
    <style:style style:name="T1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3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4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5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788ba5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9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10" style:family="text">
      <style:text-properties fo:color="#3465a4" loext:opacity="100%" fo:font-weight="bold" officeooo:rsid="006ea93e" style:font-name-asian="Noto Sans CJK SC" style:font-weight-asian="bold" style:font-name-complex="Lohit Devanagari" style:font-weight-complex="bold"/>
    </style:style>
    <style:style style:name="T11" style:family="text">
      <style:text-properties fo:color="#3465a4" loext:opacity="100%" fo:font-weight="bold" officeooo:rsid="001c0985" style:font-name-asian="Noto Sans CJK SC" style:font-weight-asian="bold" style:font-name-complex="Lohit Devanagari" style:font-weight-complex="bold"/>
    </style:style>
    <style:style style:name="T12" style:family="text">
      <style:text-properties fo:color="#3465a4" loext:opacity="100%" fo:font-weight="bold" officeooo:rsid="00846bd0" style:font-name-asian="Noto Sans CJK SC" style:font-weight-asian="bold" style:font-name-complex="Lohit Devanagari" style:font-weight-complex="bold"/>
    </style:style>
    <style:style style:name="T13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4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16" style:family="text">
      <style:text-properties officeooo:rsid="00718f69"/>
    </style:style>
    <style:style style:name="T17" style:family="text">
      <style:text-properties fo:font-weight="bold" officeooo:rsid="00718f69" style:font-weight-asian="bold" style:font-weight-complex="bold"/>
    </style:style>
    <style:style style:name="T18" style:family="text">
      <style:text-properties fo:font-weight="normal" officeooo:rsid="00718f69" style:font-weight-asian="normal" style:font-weight-complex="normal"/>
    </style:style>
    <style:style style:name="T19" style:family="text">
      <style:text-properties fo:font-weight="normal" officeooo:rsid="0072f289" style:font-weight-asian="normal" style:font-weight-complex="normal"/>
    </style:style>
    <style:style style:name="T20" style:family="text">
      <style:text-properties fo:font-weight="normal" officeooo:rsid="00730754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Dossier : Comment a t-on déterminé la </text:span><text:span text:style-name="T12">taille de la Terre</text:span><text:span text:style-name="T10"> </text:span><text:span text:style-name="T11">?</text:span></text:p>
      <text:p text:style-name="P4"/>
      <text:p text:style-name="P8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3"><text:s text:c="5"/></text:span><text:span text:style-name="T8">Votre mission-travail à réaliser </text:span><text:span text:style-name="T9">:</text:span></text:p>
      <text:p text:style-name="P9">À l'aide des documents fourni<text:span text:style-name="T16">s</text:span>, <text:span text:style-name="T16">et éventuellement de vos recherches, </text:span><text:span text:style-name="T17">réaliser</text:span><text:span text:style-name="T18"> une affiche qui </text:span><text:span text:style-name="T19">réponde à la question, en présentant l'histoire de l'idée </text:span><text:span text:style-name="T20">et</text:span><text:span text:style-name="T19"> </text:span><text:span text:style-name="T20">les arguments <text:s/>qui ont émergé au cours du temps.</text:span></text:p>
      <text:p text:style-name="P10"/>
      <text:p text:style-name="P6"/>
      <text:p text:style-name="P7"/>
      <text:p text:style-name="P3"><text:span text:style-name="T3">Doc</text:span><text:span text:style-name="T4">ument</text:span><text:span text:style-name="T3"> </text:span><text:span text:style-name="T3"><text:sequence text:ref-name="refDrawing0" text:name="Drawing" text:formula="ooow:Drawing+1" style:num-format="1">1</text:sequence></text:span><text:span text:style-name="T5">. </text:span><text:span text:style-name="T7">Un peu d'histoire..</text:span><text:span text:style-name="T6">.</text:span></text:p>
      <text:p text:style-name="Text_20_body"><text:span text:style-name="T14">L</text:span><text:span text:style-name="T15">e texte du document</text:span>.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MT1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ossier : Comment a t-on déterminé la taille de la Terre ?<text:tab/><text:tab/></text:span><text:span text:style-name="MT2"><text:tab/><text:tab/><text:tab/><text:tab/><text:tab/><text:tab/> <text:s text:c="3"/></text:span><text:span text:style-name="MT2"><text:page-number text:select-page="current">1</text:page-number></text:span><text:span text:style-name="MT2">/</text:span><text:span text:style-name="MT2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0M27S</meta:editing-duration>
    <meta:editing-cycles>29</meta:editing-cycles>
    <meta:generator>LibreOffice/7.0.4.2$Linux_X86_64 LibreOffice_project/00$Build-2</meta:generator>
    <meta:creation-date>2021-02-11T10:59:54.903285377</meta:creation-date>
    <meta:initial-creator>J Cercy</meta:initial-creator>
    <dc:date>2021-04-01T17:42:43.704280965</dc:date>
    <dc:creator>J Cercy</dc:creator>
    <meta:document-statistic meta:table-count="0" meta:image-count="1" meta:object-count="0" meta:page-count="1" meta:paragraph-count="6" meta:word-count="72" meta:character-count="426" meta:non-whitespace-character-count="343"/>
  </office:meta>
</office:document-meta>
</file>